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d1be4a7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28fb61"/>
    </style:style>
    <style:style style:name="P44" style:family="paragraph" style:parent-style-name="Standard">
      <style:text-properties officeooo:rsid="0dde9a1c" officeooo:paragraph-rsid="0ddfbc49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6" style:family="paragraph" style:parent-style-name="Footnote">
      <style:text-properties officeooo:rsid="043ccc66" officeooo:paragraph-rsid="0dca2508"/>
    </style:style>
    <style:style style:name="P47" style:family="paragraph" style:parent-style-name="Footnote">
      <style:text-properties officeooo:rsid="043ccc66" officeooo:paragraph-rsid="0e5afad8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2" style:family="paragraph" style:parent-style-name="Standard">
      <style:text-properties officeooo:paragraph-rsid="0f9a7319"/>
    </style:style>
    <style:style style:name="P63" style:family="paragraph" style:parent-style-name="Footnote">
      <style:text-properties officeooo:paragraph-rsid="0fa0a8ea"/>
    </style:style>
    <style:style style:name="P64" style:family="paragraph" style:parent-style-name="Standard">
      <style:text-properties officeooo:paragraph-rsid="0fab02b9"/>
    </style:style>
    <style:style style:name="P65" style:family="paragraph" style:parent-style-name="Standard">
      <style:text-properties officeooo:paragraph-rsid="0fadcf96"/>
    </style:style>
    <style:style style:name="P66" style:family="paragraph" style:parent-style-name="Standard">
      <style:text-properties officeooo:paragraph-rsid="105ee122"/>
    </style:style>
    <style:style style:name="P67" style:family="paragraph" style:parent-style-name="Standard">
      <style:text-properties officeooo:paragraph-rsid="107a7646"/>
    </style:style>
    <style:style style:name="P68" style:family="paragraph" style:parent-style-name="Footnote">
      <style:text-properties officeooo:paragraph-rsid="0fda5dac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Footnote">
      <style:text-properties officeooo:paragraph-rsid="0fee701a"/>
    </style:style>
    <style:style style:name="P75" style:family="paragraph" style:parent-style-name="Standard">
      <style:text-properties officeooo:paragraph-rsid="0ff4e587"/>
    </style:style>
    <style:style style:name="P76" style:family="paragraph" style:parent-style-name="Standard">
      <style:text-properties officeooo:paragraph-rsid="0ff6ca04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break-before="page"/>
      <style:text-properties officeooo:paragraph-rsid="0b0ddd8e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officeooo:rsid="047da547"/>
    </style:style>
    <style:style style:name="T2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officeooo:rsid="04473353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officeooo:rsid="0aace3cd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officeooo:rsid="0f0ca65a"/>
    </style:style>
    <style:style style:name="T258" style:family="text">
      <style:text-properties officeooo:rsid="0f95a7a0"/>
    </style:style>
    <style:style style:name="T259" style:family="text">
      <style:text-properties officeooo:rsid="0f8f58bd"/>
    </style:style>
    <style:style style:name="T260" style:family="text">
      <style:text-properties style:text-underline-style="none"/>
    </style:style>
    <style:style style:name="T261" style:family="text">
      <style:text-properties officeooo:rsid="0fe30796"/>
    </style:style>
    <style:style style:name="T262" style:family="text">
      <style:text-properties style:text-underline-style="solid" style:text-underline-width="auto" style:text-underline-color="font-color"/>
    </style:style>
    <style:style style:name="T263" style:family="text">
      <style:text-properties style:text-underline-style="solid" style:text-underline-width="auto" style:text-underline-color="font-color" officeooo:rsid="0feb9a57"/>
    </style:style>
    <style:style style:name="T264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4"><text:span text:style-name="T244">LTS staat voor Long-Term Support, </text:span><text:span text:style-name="T245">langetermijnondersteuning, </text:span><text:span text:style-name="T244">en deze </text:span><text:span text:style-name="Strong_20_Emphasis"><text:span text:style-name="T250"><text:user-field-get text:name="Distro">Ubuntu</text:user-field-get></text:span></text:span><text:span text:style-name="T246"><text:s/></text:span><text:span text:style-name="T251"><text:user-field-get text:name="Version">22.04</text:user-field-get></text:span><text:span text:style-name="T251"><text:s/></text:span><text:span text:style-name="T252">LTS</text:span><text:span text:style-name="T251"> </text:span><text:span text:style-name="Strong_20_Emphasis"><text:span text:style-name="T253"><text:user-field-get text:name="Edition">Server</text:user-field-get></text:span></text:span><text:span text:style-name="T244"><text:s/>(codenaam jammy) van april</text:span><text:span text:style-name="T247"> </text:span><text:span text:style-name="Strong_20_Emphasis"><text:span text:style-name="T254"><text:user-field-get style:data-style-name="N0" text:name="Releaseyear">2022</text:user-field-get></text:span></text:span><text:span text:style-name="T248"><text:s/></text:span><text:span text:style-name="T244">wordt gedurende 5 jaar ondersteund tot april 2027, en met een Ubuntu </text:span><text:span text:style-name="T249">P</text:span><text:span text:style-name="T244">ro-abonnement (gratis voor persoonlijk gebruik) gedurende 12 jaar tot april 2034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1"/>
      <text:p text:style-name="P8"><text:span text:style-name="T18">Vul </text:span><text:span text:style-name="T17">achter</text:span><text:span text:style-name="T14"> de </text:span><text:span text:style-name="Definition"><text:span text:style-name="T257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1">zie </text:span><text:span text:style-name="T237">[</text:span><text:span text:style-name="T201">toelichting</text:span><text:span text:style-name="T237">]</text:span><text:span text:style-name="T15">:</text:span></text:p>
      <text:p text:style-name="P2"><text:span text:style-name="Definition"><text:span text:style-name="T22">GEBRUIKER</text:span></text:span><text:span text:style-name="T209"><text:tab/><text:tab/></text:span><text:span text:style-name="T236"> <text:tab/><text:tab/></text:span><text:span text:style-name="T210"><draw:control text:anchor-type="as-char" svg:y="-0.4cm" draw:z-index="15" draw:name="Gebruiker 1" draw:style-name="gr2" draw:text-style-name="P84" svg:width="6.4cm" svg:height="0.6cm" draw:control="control16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, bijv. </text:span><text:span text:style-name="T205">J</text:span><text:span text:style-name="T234">a</text:span><text:span text:style-name="T205">n </text:span><text:span text:style-name="T234">Jansen</text:span><text:span text:style-name="T235">]</text:span></text:p>
      <text:p text:style-name="P70"><text:span text:style-name="Definition"><text:span text:style-name="T203">g</text:span></text:span><text:span text:style-name="Definition">ebruikersnaam</text:span><text:span text:style-name="Definition"><text:span text:style-name="T260"><text:tab/></text:span></text:span><text:span text:style-name="T202"><draw:control text:anchor-type="as-char" svg:y="-0.4cm" draw:z-index="16" draw:name="Gberuikersnaam 2" draw:style-name="gr2" draw:text-style-name="P84" svg:width="6.4cm" svg:height="0.6cm" draw:control="control17"><svg:title>Gebruikersnaam</svg:title><svg:desc>Korte naam, bijv. jan</svg:desc></draw:control></text:span><text:span text:style-name="T202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1">server</text:span></text:span><text:span text:style-name="Definition">NAAM</text:span><text:span text:style-name="T213"><text:tab/><text:tab/><text:tab/></text:span><draw:control text:anchor-type="as-char" svg:y="-0.4cm" draw:z-index="17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18">[</text:span><text:span text:style-name="T219">N</text:span><text:span text:style-name="T214">aam van de </text:span><text:span text:style-name="T221">server</text:span><text:span text:style-name="T215">, </text:span><text:span text:style-name="T216">bijv. </text:span><text:span text:style-name="T220">sv</text:span><text:span text:style-name="T217">02</text:span><text:span text:style-name="T218">]</text:span></text:p>
      <text:p text:style-name="P2"><text:span text:style-name="Definition"><text:span text:style-name="T223">GEBRUIKER</text:span></text:span><text:span text:style-name="Definition"><text:span text:style-name="T228"><text:tab/></text:span></text:span><text:span text:style-name="T222"><text:tab/></text:span><text:span text:style-name="T236"> <text:tab/><text:tab/></text:span><text:span text:style-name="T210"><draw:control text:anchor-type="as-char" svg:y="-0.4cm" draw:z-index="18" draw:name="Gebruiker 2" draw:style-name="gr2" draw:text-style-name="P84" svg:width="6.4cm" svg:height="0.6cm" draw:control="control19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 </text:span><text:span text:style-name="T208">evt. 2</text:span><text:span text:style-name="T238">e</text:span><text:span text:style-name="T206"> gebruiker</text:span><text:span text:style-name="T207">]</text:span></text:p>
      <text:p text:style-name="P70"><text:span text:style-name="Definition"><text:span text:style-name="T223">GEBRUIKERSN</text:span></text:span><text:span text:style-name="Definition"><text:span text:style-name="T224">aa</text:span></text:span><text:span text:style-name="Definition"><text:span text:style-name="T223">M</text:span></text:span><text:span text:style-name="Definition"><text:span text:style-name="T228"><text:tab/></text:span></text:span><text:span text:style-name="T202"><draw:control text:anchor-type="as-char" svg:y="-0.4cm" draw:z-index="19" draw:name="Gberuikersnaam 1" draw:style-name="gr2" draw:text-style-name="P84" svg:width="6.4cm" svg:height="0.6cm" draw:control="control20"><svg:title>Gebruikersnaam</svg:title><svg:desc>Korte naam, bijv. jan</svg:desc></draw:control></text:span><text:span text:style-name="T202"><text:tab/> <text:s text:c="2"/></text:span><text:span text:style-name="T226">[</text:span><text:span text:style-name="T227">K</text:span><text:span text:style-name="T225">orte naam</text:span><text:span text:style-name="T229"> </text:span><text:span text:style-name="T230">e</text:span><text:span text:style-name="T231">vt. 2</text:span><text:span text:style-name="T239">e</text:span><text:span text:style-name="T231"> </text:span><text:span text:style-name="T232">gebruiker</text:span><text:span text:style-name="T233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4"/>
      <text:p text:style-name="P34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19"/>
      <text:p text:style-name="P19"/>
      <text:list xml:id="list3817283467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7"><draw:control text:anchor-type="as-char" draw:z-index="7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7"><draw:control text:anchor-type="as-char" draw:z-index="11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9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6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5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9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42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9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9"><draw:control text:anchor-type="as-char" draw:z-index="12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1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2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4"/>
      <text:list xml:id="list95607272137731" text:continue-numbering="true" text:style-name="L1">
        <text:list-item>
          <text:p text:style-name="P79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69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5"><text:span text:style-name="T170">Start de computer op vanaf</text:span><text:span text:style-name="T170"><text:note text:id="ftn4" text:note-class="footnote"><text:note-citation>1</text:note-citation><text:note-body><text:p text:style-name="P69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3"><text:span text:style-name="T240">Vanaf een </text:span><text:span text:style-name="T258">L</text:span><text:span text:style-name="T240">ive </text:span><text:span text:style-name="T259">USB</text:span><text:span text:style-name="T243">-stick</text:span><text:span text:style-name="T20"> </text:span><text:span text:style-name="T240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68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2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5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85"><draw:control text:anchor-type="as-char" draw:z-index="10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7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1"><draw:control text:anchor-type="as-char" draw:z-index="9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0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5"><text:span text:style-name="Strong_20_Emphasis"><text:span text:style-name="T70"/></text:span></text:p>
      <text:list xml:id="list95608277549129" text:continue-numbering="true" text:style-name="L1">
        <text:list-item>
          <text:p text:style-name="P78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6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9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68"><draw:control text:anchor-type="as-char" draw:z-index="20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2">sudo useradd --create-home -- comm<text:span text:style-name="T264">e</text:span>n<text:span text:style-name="T264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1">sudo passwd <text:span text:style-name="T262">gebruiker</text:span><text:span text:style-name="T263">snaam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0"><text:span text:style-name="Strong_20_Emphasis"><text:span text:style-name="T68"><draw:control text:anchor-type="as-char" draw:z-index="21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6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69"><draw:control text:anchor-type="as-char" draw:z-index="5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3" office:value-type="string">
            <text:p text:style-name="P67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6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9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7" office:value-type="string">
            <text:p text:style-name="P62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4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20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6"><text:span text:style-name="Strong_20_Emphasis"><text:span text:style-name="T37"><text:tab/></text:span></text:span></text:p>
      <text:p text:style-name="P37"><text:span text:style-name="Strong_20_Emphasis"><text:span text:style-name="T49"/></text:span></text:p>
      <text:p text:style-name="P38"><text:span text:style-name="Strong_20_Emphasis"><text:span text:style-name="T45"/></text:span></text:p>
      <text:list xml:id="list95607403573184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69"><draw:control text:anchor-type="as-char" draw:z-index="6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69"><draw:control text:anchor-type="as-char" draw:z-index="13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4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7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6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8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14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3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2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64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2"><text:span text:style-name="Strong_20_Emphasis"><text:span text:style-name="T57"/></text:span></text:p>
      <text:p text:style-name="P32"/>
      <text:p text:style-name="P23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7"/>
      <text:p text:style-name="P82"><text:span text:style-name="Emphasis"><text:span text:style-name="T198">Geschreven </text:span></text:span><text:span text:style-name="Emphasis"><text:span text:style-name="T196">d</text:span></text:span><text:span text:style-name="Emphasis"><text:span text:style-name="T19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.</text:span></text:span></text:p>
      <text:p text:style-name="P82"><text:a xlink:type="simple" xlink:href="https://creativecommons.org/publicdomain/zero/1.0/deed.nl" text:style-name="Internet_20_link" text:visited-style-name="Visited_20_Internet_20_Link"><text:span text:style-name="Emphasis"><text:span text:style-name="T200">CC0 1.0 Universeel</text:span></text:span></text:a><text:span text:style-name="Emphasis"><text:span text:style-name="T19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23T09:56:06.516126156">23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6:06.377012685</dc:date>
    <meta:keyword>Installatie</meta:keyword>
    <meta:keyword>Checklist</meta:keyword>
    <meta:keyword>Linux</meta:keyword>
    <meta:editing-cycles>6819</meta:editing-cycles>
    <meta:editing-duration>P12DT2H15M9S</meta:editing-duration>
    <dc:creator>Karel Zimmer</dc:creator>
    <meta:document-statistic meta:table-count="4" meta:image-count="0" meta:object-count="0" meta:page-count="4" meta:paragraph-count="80" meta:word-count="464" meta:character-count="3231" meta:non-whitespace-character-count="2797"/>
    <meta:user-defined meta:name="Info 1"/>
    <meta:user-defined meta:name="Info 2"/>
    <meta:user-defined meta:name="Info 3"/>
    <meta:user-defined meta:name="Info 4"/>
  </office:meta>
</office:document-meta>
</file>